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462cm"/>
    </style:style>
    <style:style style:name="Column2" style:family="table-column">
      <style:table-column-properties style:column-width="4.048cm"/>
    </style:style>
    <style:style style:name="Row1" style:family="table-row"/>
    <style:style style:name="Cell1" style:family="table-cell">
      <style:table-cell-properties fo:background-color="#28a197" style:vertical-align="top" fo:padding-top="0.176cm" fo:border-top="#28a197 0.035cm solid" fo:padding-bottom="0.176cm" fo:border-bottom="#28a197 0.035cm solid" fo:padding-left="0.176cm" fo:border-left="#28a197 0.035cm solid" fo:padding-right="0.176cm" fo:border-right="#28a197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28a197" style:vertical-align="top" fo:padding-top="0.176cm" fo:border-top="#28a197 0.035cm solid" fo:padding-bottom="0.176cm" fo:border-bottom="#28a197 0.035cm solid" fo:padding-left="0.176cm" fo:border-left="#28a197 0.035cm solid" fo:padding-right="0.176cm" fo:border-right="#28a197 0.035cm solid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1.668cm"/>
    </style:style>
    <style:style style:name="Column4" style:family="table-column">
      <style:table-column-properties style:column-width="4.842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28a19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ffbf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>
      <style:text-properties fo:color="#28a197" style:font-name="Arial" style:font-name-asian="Arial" style:font-name-complex="Arial"/>
    </style:style>
    <style:style style:name="T12_2" style:family="text">
      <style:text-properties fo:color="#28a197" style:font-name="Arial" style:font-name-asian="Arial" style:font-name-complex="Arial"/>
    </style:style>
    <style:style style:name="T12_3" style:family="text">
      <style:text-properties fo:color="#28a197" style:font-name="Arial" style:font-name-asian="Arial" style:font-name-complex="Arial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P22" style:family="paragraph" style:parent-style-name="Heading_20_1">
      <style:paragraph-properties fo:break-before="auto" fo:line-height="115%" style:writing-mode="lr-tb"/>
    </style:style>
    <style:style style:name="T22_1" style:family="text">
      <style:text-properties fo:color="#28a197" style:font-name="Arial" style:font-name-asian="Arial" style:font-name-complex="Arial"/>
    </style:style>
    <style:style style:name="T22_2" style:family="text">
      <style:text-properties fo:color="#28a197" style:font-name="Arial" style:font-name-asian="Arial" style:font-name-complex="Arial"/>
    </style:style>
    <style:style style:name="T22_3" style:family="text">
      <style:text-properties fo:color="#28a197" style:font-name="Arial" style:font-name-asian="Arial" style:font-name-complex="Arial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P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Mohammed</text:span></text:p>
            <text:p text:style-name="P3"><text:span text:style-name="T3_1">low</text:span><text:span text:style-name="T3_2"><text:s/></text:span><text:span text:style-name="T3_3">literacy</text:span><text:span text:style-name="T3_4">,<text:s/></text:span><text:span text:style-name="T3_5">has</text:span><text:span text:style-name="T3_6"><text:s/></text:span><text:span text:style-name="T3_7">access</text:span></text:p>
            <text:p text:style-name="P4"/>
            <text:p text:style-name="P5"><text:span text:style-name="T5_1">“</text:span><text:span text:style-name="T5_2">I</text:span><text:span text:style-name="T5_3"><text:s/></text:span><text:span text:style-name="T5_4">feel</text:span><text:span text:style-name="T5_5"><text:s/></text:span><text:span text:style-name="T5_6">sorry</text:span><text:span text:style-name="T5_7"><text:s/></text:span><text:span text:style-name="T5_8">for</text:span><text:span text:style-name="T5_9"><text:s/></text:span><text:span text:style-name="T5_10">my</text:span><text:span text:style-name="T5_11"><text:s/></text:span><text:span text:style-name="T5_12">young</text:span><text:span text:style-name="T5_13"><text:s/></text:span><text:span text:style-name="T5_14">son</text:span><text:span text:style-name="T5_15">,<text:s/></text:span><text:span text:style-name="T5_16">so</text:span><text:span text:style-name="T5_17"><text:s/></text:span><text:span text:style-name="T5_18">much</text:span><text:span text:style-name="T5_19"><text:s/></text:span><text:span text:style-name="T5_20">rests</text:span><text:span text:style-name="T5_21"><text:s/></text:span><text:span text:style-name="T5_22">on</text:span><text:span text:style-name="T5_23"><text:s/></text:span><text:span text:style-name="T5_24">him</text:span><text:span text:style-name="T5_25">”</text:span></text:p>
          </table:table-cell>
          <table:table-cell table:style-name="Cell2">
            <text:p text:style-name="P6"/>
          </table:table-cell>
        </table:table-row>
      </table:table>
      <text:p text:style-name="P7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8"><text:span text:style-name="T8_1">Age</text:span><text:span text:style-name="T8_2">:</text:span><text:span text:style-name="T8_3"><text:s/></text:span><text:span text:style-name="T8_4">52</text:span></text:p>
            <text:p text:style-name="P9"><text:span text:style-name="T9_1">Job</text:span><text:span text:style-name="T9_2">:</text:span><text:span text:style-name="T9_3"><text:s/></text:span><text:span text:style-name="T9_4">taxi</text:span><text:span text:style-name="T9_5"><text:s/></text:span><text:span text:style-name="T9_6">driver</text:span></text:p>
            <text:p text:style-name="P10"><text:span text:style-name="T10_1">Digital</text:span><text:span text:style-name="T10_2"><text:s/></text:span><text:span text:style-name="T10_3">inclusion</text:span><text:span text:style-name="T10_4"><text:s/></text:span><text:span text:style-name="T10_5">scale</text:span><text:span text:style-name="T10_6">:</text:span><text:span text:style-name="T10_7"><text:s/></text:span><text:span text:style-name="T10_8">4,<text:s/></text:span><text:span text:style-name="T10_9">reluctantly</text:span><text:span text:style-name="T10_10"><text:s/></text:span><text:span text:style-name="T10_11">online</text:span><text:span text:style-name="T10_12"><text:s/></text:span></text:p>
          </table:table-cell>
          <table:table-cell table:style-name="Cell4">
            <text:p text:style-name="P11"/>
          </table:table-cell>
        </table:table-row>
      </table:table>
      <text:h text:style-name="P12" text:outline-level="10"><text:bookmark-start text:name="h.r55pd25baqs0"/><text:bookmark-end text:name="h.r55pd25baqs0"/><text:span text:style-name="T12_1">About</text:span><text:span text:style-name="T12_2"><text:s/></text:span><text:span text:style-name="T12_3">Mohammed</text:span></text:h>
      <text:p text:style-name="P13"><text:span text:style-name="T13_1">Mohammed</text:span><text:span text:style-name="T13_2"><text:s/></text:span><text:span text:style-name="T13_3">and</text:span><text:span text:style-name="T13_4"><text:s/></text:span><text:span text:style-name="T13_5">his</text:span><text:span text:style-name="T13_6"><text:s/></text:span><text:span text:style-name="T13_7">family</text:span><text:span text:style-name="T13_8"><text:s/></text:span><text:span text:style-name="T13_9">moved</text:span><text:span text:style-name="T13_10"><text:s/></text:span><text:span text:style-name="T13_11">to</text:span><text:span text:style-name="T13_12"><text:s/></text:span><text:span text:style-name="T13_13">the</text:span><text:span text:style-name="T13_14"><text:s/></text:span><text:span text:style-name="T13_15">UK</text:span><text:span text:style-name="T13_16"><text:s/></text:span><text:span text:style-name="T13_17">from</text:span><text:span text:style-name="T13_18"><text:s/></text:span><text:span text:style-name="T13_19">Pakistan</text:span><text:span text:style-name="T13_20"><text:s/></text:span><text:span text:style-name="T13_21">in</text:span><text:span text:style-name="T13_22"><text:s/></text:span><text:span text:style-name="T13_23">the</text:span><text:span text:style-name="T13_24"><text:s/></text:span><text:span text:style-name="T13_25">late</text:span><text:span text:style-name="T13_26"><text:s/>1980</text:span><text:span text:style-name="T13_27">s</text:span><text:span text:style-name="T13_28">.<text:s/></text:span><text:span text:style-name="T13_29">Mohammed</text:span><text:span text:style-name="T13_30"><text:s/></text:span><text:span text:style-name="T13_31">started</text:span><text:span text:style-name="T13_32"><text:s/></text:span><text:span text:style-name="T13_33">working</text:span><text:span text:style-name="T13_34"><text:s/></text:span><text:span text:style-name="T13_35">as</text:span><text:span text:style-name="T13_36"><text:s/></text:span><text:span text:style-name="T13_37">a</text:span><text:span text:style-name="T13_38"><text:s/></text:span><text:span text:style-name="T13_39">taxi</text:span><text:span text:style-name="T13_40"><text:s/></text:span><text:span text:style-name="T13_41">driver</text:span><text:span text:style-name="T13_42"><text:s/></text:span><text:span text:style-name="T13_43">for</text:span><text:span text:style-name="T13_44"><text:s/></text:span><text:span text:style-name="T13_45">a</text:span><text:span text:style-name="T13_46"><text:s/></text:span><text:span text:style-name="T13_47">local</text:span><text:span text:style-name="T13_48"><text:s/></text:span><text:span text:style-name="T13_49">cab</text:span><text:span text:style-name="T13_50"><text:s/></text:span><text:span text:style-name="T13_51">firm</text:span><text:span text:style-name="T13_52">,<text:s/></text:span><text:span text:style-name="T13_53">whilst</text:span><text:span text:style-name="T13_54"><text:s/></text:span><text:span text:style-name="T13_55">Maryam</text:span><text:span text:style-name="T13_56">,<text:s/>42,<text:s/></text:span><text:span text:style-name="T13_57">stayed</text:span><text:span text:style-name="T13_58"><text:s/></text:span><text:span text:style-name="T13_59">at</text:span><text:span text:style-name="T13_60"><text:s/></text:span><text:span text:style-name="T13_61">home</text:span><text:span text:style-name="T13_62"><text:s/></text:span><text:span text:style-name="T13_63">to</text:span><text:span text:style-name="T13_64"><text:s/></text:span><text:span text:style-name="T13_65">bring</text:span><text:span text:style-name="T13_66"><text:s/></text:span><text:span text:style-name="T13_67">up</text:span><text:span text:style-name="T13_68"><text:s/></text:span><text:span text:style-name="T13_69">their</text:span><text:span text:style-name="T13_70"><text:s/>4<text:s/></text:span><text:span text:style-name="T13_71">children</text:span><text:span text:style-name="T13_72">.<text:s/></text:span><text:span text:style-name="T13_73">Two</text:span><text:span text:style-name="T13_74"><text:s/></text:span><text:span text:style-name="T13_75">years</text:span><text:span text:style-name="T13_76"><text:s/></text:span><text:span text:style-name="T13_77">ago</text:span><text:span text:style-name="T13_78"><text:s/></text:span><text:span text:style-name="T13_79">Mohammed</text:span><text:span text:style-name="T13_80"><text:s/></text:span><text:span text:style-name="T13_81">decided</text:span><text:span text:style-name="T13_82"><text:s/></text:span><text:span text:style-name="T13_83">to</text:span><text:span text:style-name="T13_84"><text:s/></text:span><text:span text:style-name="T13_85">become</text:span><text:span text:style-name="T13_86"><text:s/></text:span><text:span text:style-name="T13_87">a</text:span><text:span text:style-name="T13_88"><text:s/></text:span><text:span text:style-name="T13_89">self</text:span><text:span text:style-name="T13_90">­-</text:span><text:span text:style-name="T13_91">employed</text:span><text:span text:style-name="T13_92"><text:s/></text:span><text:span text:style-name="T13_93">taxi</text:span><text:span text:style-name="T13_94"><text:s/></text:span><text:span text:style-name="T13_95">driver</text:span><text:span text:style-name="T13_96">.<text:s/></text:span></text:p>
      <text:p text:style-name="P14"/>
      <text:p text:style-name="P15"><text:span text:style-name="T15_1">At</text:span><text:span text:style-name="T15_2"><text:s/></text:span><text:span text:style-name="T15_3">home</text:span><text:span text:style-name="T15_4">,<text:s/></text:span><text:span text:style-name="T15_5">they</text:span><text:span text:style-name="T15_6"><text:s/></text:span><text:span text:style-name="T15_7">mostly</text:span><text:span text:style-name="T15_8"><text:s/></text:span><text:span text:style-name="T15_9">speak</text:span><text:span text:style-name="T15_10"><text:s/></text:span><text:span text:style-name="T15_11">Urdu</text:span><text:span text:style-name="T15_12"><text:s/></text:span><text:span text:style-name="T15_13">and</text:span><text:span text:style-name="T15_14"><text:s/></text:span><text:span text:style-name="T15_15">Arabic</text:span><text:span text:style-name="T15_16">.<text:s/></text:span><text:span text:style-name="T15_17">Mohammed</text:span><text:span text:style-name="T15_18"><text:s/></text:span><text:span text:style-name="T15_19">can</text:span><text:span text:style-name="T15_20"><text:s/></text:span><text:span text:style-name="T15_21">speak</text:span><text:span text:style-name="T15_22"><text:s/></text:span><text:span text:style-name="T15_23">English</text:span><text:span text:style-name="T15_24"><text:s/></text:span><text:span text:style-name="T15_25">but</text:span><text:span text:style-name="T15_26"><text:s/></text:span><text:span text:style-name="T15_27">finds</text:span><text:span text:style-name="T15_28"><text:s/></text:span><text:span text:style-name="T15_29">reading</text:span><text:span text:style-name="T15_30"><text:s/></text:span><text:span text:style-name="T15_31">and</text:span><text:span text:style-name="T15_32"><text:s/></text:span><text:span text:style-name="T15_33">writing</text:span><text:span text:style-name="T15_34"><text:s/></text:span><text:span text:style-name="T15_35">in</text:span><text:span text:style-name="T15_36"><text:s/></text:span><text:span text:style-name="T15_37">English</text:span><text:span text:style-name="T15_38"><text:s/></text:span><text:span text:style-name="T15_39">hard</text:span><text:span text:style-name="T15_40"><text:s/></text:span><text:span text:style-name="T15_41">and</text:span><text:span text:style-name="T15_42"><text:s/></text:span><text:span text:style-name="T15_43">Maryam</text:span><text:span text:style-name="T15_44">’</text:span><text:span text:style-name="T15_45">s</text:span><text:span text:style-name="T15_46"><text:s/></text:span><text:span text:style-name="T15_47">English</text:span><text:span text:style-name="T15_48"><text:s/></text:span><text:span text:style-name="T15_49">is</text:span><text:span text:style-name="T15_50"><text:s/></text:span><text:span text:style-name="T15_51">not</text:span><text:span text:style-name="T15_52"><text:s/></text:span><text:span text:style-name="T15_53">very</text:span><text:span text:style-name="T15_54"><text:s/></text:span><text:span text:style-name="T15_55">strong</text:span><text:span text:style-name="T15_56">.<text:s/></text:span><text:span text:style-name="T15_57">Aziz</text:span><text:span text:style-name="T15_58">,<text:s/>14,<text:s/></text:span><text:span text:style-name="T15_59">and</text:span><text:span text:style-name="T15_60"><text:s/></text:span><text:span text:style-name="T15_61">Yasmine</text:span><text:span text:style-name="T15_62">,<text:s/>9,<text:s/></text:span><text:span text:style-name="T15_63">were</text:span><text:span text:style-name="T15_64"><text:s/></text:span><text:span text:style-name="T15_65">born</text:span><text:span text:style-name="T15_66"><text:s/></text:span><text:span text:style-name="T15_67">in</text:span><text:span text:style-name="T15_68"><text:s/></text:span><text:span text:style-name="T15_69">Bradford</text:span><text:span text:style-name="T15_70"><text:s/></text:span><text:span text:style-name="T15_71">and</text:span><text:span text:style-name="T15_72"><text:s/></text:span><text:span text:style-name="T15_73">are</text:span><text:span text:style-name="T15_74"><text:s/></text:span><text:span text:style-name="T15_75">both</text:span><text:span text:style-name="T15_76"><text:s/></text:span><text:span text:style-name="T15_77">fluent</text:span><text:span text:style-name="T15_78"><text:s/></text:span><text:span text:style-name="T15_79">English</text:span><text:span text:style-name="T15_80"><text:s/></text:span><text:span text:style-name="T15_81">speakers</text:span><text:span text:style-name="T15_82">.</text:span></text:p>
      <text:p text:style-name="P16"/>
      <text:p text:style-name="P17"><text:span text:style-name="T17_1">Mohammed</text:span><text:span text:style-name="T17_2"><text:s/></text:span><text:span text:style-name="T17_3">has</text:span><text:span text:style-name="T17_4"><text:s/></text:span><text:span text:style-name="T17_5">Type</text:span><text:span text:style-name="T17_6"><text:s/>2<text:s/></text:span><text:span text:style-name="T17_7">diabetes</text:span><text:span text:style-name="T17_8">,<text:s/></text:span><text:span text:style-name="T17_9">which</text:span><text:span text:style-name="T17_10"><text:s/></text:span><text:span text:style-name="T17_11">has</text:span><text:span text:style-name="T17_12"><text:s/></text:span><text:span text:style-name="T17_13">got</text:span><text:span text:style-name="T17_14"><text:s/></text:span><text:span text:style-name="T17_15">progressively</text:span><text:span text:style-name="T17_16"><text:s/></text:span><text:span text:style-name="T17_17">worse</text:span><text:span text:style-name="T17_18">,<text:s/></text:span><text:span text:style-name="T17_19">and</text:span><text:span text:style-name="T17_20"><text:s/></text:span><text:span text:style-name="T17_21">is</text:span><text:span text:style-name="T17_22"><text:s/></text:span><text:span text:style-name="T17_23">recovering</text:span><text:span text:style-name="T17_24"><text:s/></text:span><text:span text:style-name="T17_25">from</text:span><text:span text:style-name="T17_26"><text:s/></text:span><text:span text:style-name="T17_27">a</text:span><text:span text:style-name="T17_28"><text:s/></text:span><text:span text:style-name="T17_29">stroke</text:span><text:span text:style-name="T17_30">.<text:s/></text:span><text:span text:style-name="T17_31">It</text:span><text:span text:style-name="T17_32">’</text:span><text:span text:style-name="T17_33">s</text:span><text:span text:style-name="T17_34"><text:s/></text:span><text:span text:style-name="T17_35">affected</text:span><text:span text:style-name="T17_36"><text:s/></text:span><text:span text:style-name="T17_37">his</text:span><text:span text:style-name="T17_38"><text:s/></text:span><text:span text:style-name="T17_39">speech</text:span><text:span text:style-name="T17_40"><text:s/></text:span><text:span text:style-name="T17_41">and</text:span><text:span text:style-name="T17_42"><text:s/></text:span><text:span text:style-name="T17_43">ability</text:span><text:span text:style-name="T17_44"><text:s/></text:span><text:span text:style-name="T17_45">to</text:span><text:span text:style-name="T17_46"><text:s/></text:span><text:span text:style-name="T17_47">walk</text:span><text:span text:style-name="T17_48">,<text:s/></text:span><text:span text:style-name="T17_49">and</text:span><text:span text:style-name="T17_50"><text:s/></text:span><text:span text:style-name="T17_51">he</text:span><text:span text:style-name="T17_52"><text:s/></text:span><text:span text:style-name="T17_53">can</text:span><text:span text:style-name="T17_54"><text:s/></text:span><text:span text:style-name="T17_55">no</text:span><text:span text:style-name="T17_56"><text:s/></text:span><text:span text:style-name="T17_57">longer</text:span><text:span text:style-name="T17_58"><text:s/></text:span><text:span text:style-name="T17_59">work</text:span><text:span text:style-name="T17_60"><text:s/></text:span><text:span text:style-name="T17_61">as</text:span><text:span text:style-name="T17_62"><text:s/></text:span><text:span text:style-name="T17_63">a</text:span><text:span text:style-name="T17_64"><text:s/></text:span><text:span text:style-name="T17_65">taxi</text:span><text:span text:style-name="T17_66"><text:s/></text:span><text:span text:style-name="T17_67">driver</text:span><text:span text:style-name="T17_68">.<text:s/></text:span></text:p>
      <text:p text:style-name="P18"/>
      <text:p text:style-name="P19"><text:span text:style-name="T19_1">Both</text:span><text:span text:style-name="T19_2"><text:s/></text:span><text:span text:style-name="T19_3">Mohammed</text:span><text:span text:style-name="T19_4"><text:s/></text:span><text:span text:style-name="T19_5">and</text:span><text:span text:style-name="T19_6"><text:s/></text:span><text:span text:style-name="T19_7">Maryam</text:span><text:span text:style-name="T19_8"><text:s/></text:span><text:span text:style-name="T19_9">need</text:span><text:span text:style-name="T19_10"><text:s/></text:span><text:span text:style-name="T19_11">Aziz</text:span><text:span text:style-name="T19_12"><text:s/></text:span><text:span text:style-name="T19_13">to</text:span><text:span text:style-name="T19_14"><text:s/></text:span><text:span text:style-name="T19_15">interpret</text:span><text:span text:style-name="T19_16"><text:s/></text:span><text:span text:style-name="T19_17">and</text:span><text:span text:style-name="T19_18"><text:s/></text:span><text:span text:style-name="T19_19">complete</text:span><text:span text:style-name="T19_20"><text:s/></text:span><text:span text:style-name="T19_21">the</text:span><text:span text:style-name="T19_22"><text:s/></text:span><text:span text:style-name="T19_23">forms</text:span><text:span text:style-name="T19_24"><text:s/></text:span><text:span text:style-name="T19_25">for</text:span><text:span text:style-name="T19_26"><text:s/></text:span><text:span text:style-name="T19_27">them</text:span><text:span text:style-name="T19_28"><text:s/></text:span><text:span text:style-name="T19_29">and</text:span><text:span text:style-name="T19_30"><text:s/></text:span><text:span text:style-name="T19_31">arrange</text:span><text:span text:style-name="T19_32"><text:s/></text:span><text:span text:style-name="T19_33">appointments</text:span><text:span text:style-name="T19_34"><text:s/></text:span><text:span text:style-name="T19_35">and</text:span><text:span text:style-name="T19_36"><text:s/></text:span><text:span text:style-name="T19_37">telephone</text:span><text:span text:style-name="T19_38"><text:s/></text:span><text:span text:style-name="T19_39">calls</text:span><text:span text:style-name="T19_40">.<text:s/></text:span><text:span text:style-name="T19_41">As</text:span><text:span text:style-name="T19_42"><text:s/></text:span><text:span text:style-name="T19_43">a</text:span><text:span text:style-name="T19_44"><text:s/></text:span><text:span text:style-name="T19_45">minor</text:span><text:span text:style-name="T19_46"><text:s/></text:span><text:span text:style-name="T19_47">in</text:span><text:span text:style-name="T19_48"><text:s/></text:span><text:span text:style-name="T19_49">full</text:span><text:span text:style-name="T19_50">-</text:span><text:span text:style-name="T19_51">time</text:span><text:span text:style-name="T19_52"><text:s/></text:span><text:span text:style-name="T19_53">education</text:span><text:span text:style-name="T19_54">,<text:s/></text:span><text:span text:style-name="T19_55">this</text:span><text:span text:style-name="T19_56"><text:s/></text:span><text:span text:style-name="T19_57">is</text:span><text:span text:style-name="T19_58"><text:s/></text:span><text:span text:style-name="T19_59">not</text:span><text:span text:style-name="T19_60"><text:s/></text:span><text:span text:style-name="T19_61">always</text:span><text:span text:style-name="T19_62"><text:s/></text:span><text:span text:style-name="T19_63">easy</text:span><text:span text:style-name="T19_64"><text:s/></text:span><text:span text:style-name="T19_65">or</text:span><text:span text:style-name="T19_66"><text:s/></text:span><text:span text:style-name="T19_67">practical</text:span><text:span text:style-name="T19_68"><text:s/></text:span><text:span text:style-name="T19_69">and</text:span><text:span text:style-name="T19_70"><text:s/></text:span><text:span text:style-name="T19_71">Aziz</text:span><text:span text:style-name="T19_72"><text:s/></text:span><text:span text:style-name="T19_73">sometimes</text:span><text:span text:style-name="T19_74"><text:s/></text:span><text:span text:style-name="T19_75">struggles</text:span><text:span text:style-name="T19_76"><text:s/></text:span><text:span text:style-name="T19_77">to</text:span><text:span text:style-name="T19_78"><text:s/></text:span><text:span text:style-name="T19_79">understand</text:span><text:span text:style-name="T19_80"><text:s/>‘</text:span><text:span text:style-name="T19_81">official</text:span><text:span text:style-name="T19_82">’<text:s/></text:span><text:span text:style-name="T19_83">government</text:span><text:span text:style-name="T19_84"><text:s/></text:span><text:span text:style-name="T19_85">language</text:span><text:span text:style-name="T19_86">.</text:span></text:p>
      <text:p text:style-name="P20"/>
      <text:p text:style-name="P21"><text:span text:style-name="T21_1">They</text:span><text:span text:style-name="T21_2"><text:s/></text:span><text:span text:style-name="T21_3">could</text:span><text:span text:style-name="T21_4"><text:s/></text:span><text:span text:style-name="T21_5">seek</text:span><text:span text:style-name="T21_6"><text:s/></text:span><text:span text:style-name="T21_7">wider</text:span><text:span text:style-name="T21_8"><text:s/></text:span><text:span text:style-name="T21_9">support</text:span><text:span text:style-name="T21_10"><text:s/></text:span><text:span text:style-name="T21_11">from</text:span><text:span text:style-name="T21_12"><text:s/></text:span><text:span text:style-name="T21_13">their</text:span><text:span text:style-name="T21_14"><text:s/></text:span><text:span text:style-name="T21_15">community</text:span><text:span text:style-name="T21_16">,<text:s/></text:span><text:span text:style-name="T21_17">but</text:span><text:span text:style-name="T21_18"><text:s/></text:span><text:span text:style-name="T21_19">for</text:span><text:span text:style-name="T21_20"><text:s/></text:span><text:span text:style-name="T21_21">more</text:span><text:span text:style-name="T21_22"><text:s/></text:span><text:span text:style-name="T21_23">personal</text:span><text:span text:style-name="T21_24"><text:s/></text:span><text:span text:style-name="T21_25">matters</text:span><text:span text:style-name="T21_26"><text:s/></text:span><text:span text:style-name="T21_27">they</text:span><text:span text:style-name="T21_28"><text:s/></text:span><text:span text:style-name="T21_29">would</text:span><text:span text:style-name="T21_30"><text:s/></text:span><text:span text:style-name="T21_31">rather</text:span><text:span text:style-name="T21_32"><text:s/></text:span><text:span text:style-name="T21_33">not</text:span><text:span text:style-name="T21_34">.</text:span></text:p>
      <text:h text:style-name="P22" text:outline-level="10"><text:bookmark-start text:name="h.6f94zod4m7nk"/><text:bookmark-end text:name="h.6f94zod4m7nk"/><text:span text:style-name="T22_1">Internet</text:span><text:span text:style-name="T22_2"><text:s/></text:span><text:span text:style-name="T22_3">use</text:span></text:h>
      <text:p text:style-name="P23"><text:span text:style-name="T23_1">When</text:span><text:span text:style-name="T23_2"><text:s/></text:span><text:span text:style-name="T23_3">it</text:span><text:span text:style-name="T23_4"><text:s/></text:span><text:span text:style-name="T23_5">comes</text:span><text:span text:style-name="T23_6"><text:s/></text:span><text:span text:style-name="T23_7">to</text:span><text:span text:style-name="T23_8"><text:s/></text:span><text:span text:style-name="T23_9">using</text:span><text:span text:style-name="T23_10"><text:s/></text:span><text:span text:style-name="T23_11">the</text:span><text:span text:style-name="T23_12"><text:s/></text:span><text:span text:style-name="T23_13">internet</text:span><text:span text:style-name="T23_14">,<text:s/></text:span><text:span text:style-name="T23_15">Mohammed</text:span><text:span text:style-name="T23_16">:</text:span></text:p>
      <text:list text:style-name="LS1" xml:id="list0">
        <text:list-item>
          <text:p text:style-name="P24"><text:span text:style-name="T24_1">has</text:span><text:span text:style-name="T24_2"><text:s/></text:span><text:span text:style-name="T24_3">Wi</text:span><text:span text:style-name="T24_4">-</text:span><text:span text:style-name="T24_5">Fi</text:span><text:span text:style-name="T24_6"><text:s/></text:span><text:span text:style-name="T24_7">broadband</text:span><text:span text:style-name="T24_8"><text:s/></text:span><text:span text:style-name="T24_9">access</text:span><text:span text:style-name="T24_10"><text:s/></text:span><text:span text:style-name="T24_11">at</text:span><text:span text:style-name="T24_12"><text:s/></text:span><text:span text:style-name="T24_13">home</text:span></text:p>
        </text:list-item>
        <text:list-item>
          <text:p text:style-name="P25"><text:span text:style-name="T25_1">can</text:span><text:span text:style-name="T25_2"><text:s/></text:span><text:span text:style-name="T25_3">access</text:span><text:span text:style-name="T25_4"><text:s/></text:span><text:span text:style-name="T25_5">a</text:span><text:span text:style-name="T25_6"><text:s/></text:span><text:span text:style-name="T25_7">computer</text:span><text:span text:style-name="T25_8"><text:s/></text:span><text:span text:style-name="T25_9">but</text:span><text:span text:style-name="T25_10"><text:s/></text:span><text:span text:style-name="T25_11">doesn</text:span><text:span text:style-name="T25_12">’</text:span><text:span text:style-name="T25_13">t</text:span><text:span text:style-name="T25_14"><text:s/></text:span><text:span text:style-name="T25_15">use</text:span><text:span text:style-name="T25_16"><text:s/></text:span><text:span text:style-name="T25_17">it</text:span><text:span text:style-name="T25_18"><text:s/>-<text:s/></text:span><text:span text:style-name="T25_19">he</text:span><text:span text:style-name="T25_20"><text:s/></text:span><text:span text:style-name="T25_21">relies</text:span><text:span text:style-name="T25_22"><text:s/></text:span><text:span text:style-name="T25_23">on</text:span><text:span text:style-name="T25_24"><text:s/></text:span><text:span text:style-name="T25_25">his</text:span><text:span text:style-name="T25_26"><text:s/></text:span><text:span text:style-name="T25_27">son</text:span><text:span text:style-name="T25_28"><text:s/></text:span><text:span text:style-name="T25_29">as</text:span><text:span text:style-name="T25_30"><text:s/></text:span><text:span text:style-name="T25_31">a</text:span><text:span text:style-name="T25_32"><text:s/></text:span><text:span text:style-name="T25_33">proxy</text:span><text:span text:style-name="T25_34"><text:s/></text:span><text:span text:style-name="T25_35">user</text:span></text:p>
        </text:list-item>
        <text:list-item>
          <text:p text:style-name="P26"><text:span text:style-name="T26_1">has</text:span><text:span text:style-name="T26_2"><text:s/></text:span><text:span text:style-name="T26_3">low</text:span><text:span text:style-name="T26_4"><text:s/></text:span><text:span text:style-name="T26_5">English</text:span><text:span text:style-name="T26_6"><text:s/></text:span><text:span text:style-name="T26_7">language</text:span><text:span text:style-name="T26_8"><text:s/></text:span><text:span text:style-name="T26_9">and</text:span><text:span text:style-name="T26_10"><text:s/></text:span><text:span text:style-name="T26_11">literacy</text:span><text:span text:style-name="T26_12"><text:s/></text:span><text:span text:style-name="T26_13">skills</text:span></text:p>
        </text:list-item>
        <text:list-item>
          <text:p text:style-name="P27"><text:span text:style-name="T27_1">needs</text:span><text:span text:style-name="T27_2"><text:s/></text:span><text:span text:style-name="T27_3">access</text:span><text:span text:style-name="T27_4"><text:s/></text:span><text:span text:style-name="T27_5">to</text:span><text:span text:style-name="T27_6"><text:s/></text:span><text:span text:style-name="T27_7">translation</text:span><text:span text:style-name="T27_8"><text:s/></text:span><text:span text:style-name="T27_9">services</text:span><text:span text:style-name="T27_10"><text:s/></text:span><text:span text:style-name="T27_11">for</text:span><text:span text:style-name="T27_12"><text:s/></text:span><text:span text:style-name="T27_13">most</text:span><text:span text:style-name="T27_14"><text:s/></text:span><text:span text:style-name="T27_15">government</text:span><text:span text:style-name="T27_16"><text:s/></text:span><text:span text:style-name="T27_17">services</text:span></text:p>
        </text:list-item>
      </text:list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